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305BB855606ABD9.png" manifest:media-type="image/png"/>
  <manifest:file-entry manifest:full-path="Pictures/100002010000078000000438325E5CD5A0B53C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55308d" style:font-name="Liberation Mono" style:text-underline-style="none" fo:font-weight="normal" officeooo:rsid="0008f7b7" officeooo:paragraph-rsid="0008f7b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55308d" style:font-name="Liberation Mono" style:text-underline-style="none" fo:font-weight="normal" officeooo:rsid="0008f7b7" officeooo:paragraph-rsid="000a58c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Mono" style:text-underline-style="none" fo:font-weight="normal" officeooo:rsid="0008f7b7" officeooo:paragraph-rsid="000a58c4" style:font-weight-asian="normal" style:font-weight-complex="normal"/>
    </style:style>
    <style:style style:name="P4" style:family="paragraph" style:parent-style-name="Standard">
      <style:text-properties fo:color="#55308d" style:font-name="Liberation Mono" style:text-underline-style="solid" style:text-underline-width="auto" style:text-underline-color="font-color" fo:font-weight="bold" officeooo:rsid="0008f7b7" officeooo:paragraph-rsid="0008f7b7" style:font-weight-asian="bold" style:font-weight-complex="bold"/>
    </style:style>
    <style:style style:name="P5" style:family="paragraph" style:parent-style-name="Standard">
      <style:text-properties fo:color="#55308d" style:font-name="Liberation Mono" style:text-underline-style="solid" style:text-underline-width="auto" style:text-underline-color="font-color" fo:font-weight="bold" officeooo:rsid="000b48b9" officeooo:paragraph-rsid="000b48b9" style:font-weight-asian="bold" style:font-weight-complex="bold"/>
    </style:style>
    <style:style style:name="P6" style:family="paragraph" style:parent-style-name="Standard">
      <style:text-properties fo:color="#55308d" style:font-name="Liberation Mono" style:text-underline-style="none" fo:font-weight="normal" officeooo:rsid="0008f7b7" officeooo:paragraph-rsid="0008f7b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55308d" style:font-name="Liberation Mono" style:text-underline-style="none" fo:font-weight="normal" officeooo:rsid="0008f7b7" officeooo:paragraph-rsid="000a58c4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a5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edly :</text:p>
      <text:p text:style-name="P5"><draw:frame draw:style-name="fr1" draw:name="Image2" text:anchor-type="char" svg:x="-0.945cm" svg:y="0.362cm" svg:width="19.389cm" svg:height="11.393cm" draw:z-index="1"><draw:image xlink:href="Pictures/100002010000078000000438325E5CD5A0B53CB3.png" xlink:type="simple" xlink:show="embed" xlink:actuate="onLoad" loext:mime-type="image/png"/></draw:frame></text:p>
      <text:p text:style-name="P5">Youtube :</text:p>
      <text:p text:style-name="P4"/>
      <text:p text:style-name="P6"><draw:frame draw:style-name="fr1" draw:name="Image1" text:anchor-type="char" svg:x="-0.813cm" svg:y="0.196cm" svg:width="18.046cm" svg:height="11cm" draw:z-index="0"><draw:image xlink:href="Pictures/100002010000078000000438C305BB855606ABD9.png" xlink:type="simple" xlink:show="embed" xlink:actuate="onLoad" loext:mime-type="image/png"/></draw:frame></text:p>
      <text:p text:style-name="P1"><text:soft-page-break/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20:46:56.577920188</meta:creation-date>
    <dc:date>2020-10-20T13:50:17.905741646</dc:date>
    <meta:editing-duration>PT2H43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2" meta:word-count="4" meta:character-count="17" meta:non-whitespace-character-count="15"/>
  </office:meta>
</office:document-meta>
</file>